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1275.64102564103">
            <text:p>1275.641025641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1275.64102564103">
            <text:p>1275.641025641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Default" office:value-type="string">
            <text:p>Gen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 table:number-columns-repeated="2"/>
          <table:table-cell table:style-name="Default"/>
          <table:table-cell table:style-name="ce7" office:value-type="float" office:value="5000">
            <text:p>5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7/31/2015</text:date>, <text:time>11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31T11:35:22</dc:date>
    <meta:editing-duration>PT18H54M43S</meta:editing-duration>
    <meta:editing-cycles>616</meta:editing-cycles>
    <meta:generator>OpenOffice/4.1.1$Unix OpenOffice.org_project/411m6$Build-9775</meta:generator>
    <dc:creator>employee employee</dc:creator>
    <meta:document-statistic meta:table-count="5" meta:cell-count="1344" meta:object-count="0"/>
  </office:meta>
</office:document-meta>
</file>